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Ex : 01</text:span></text:p>
      <text:p text:style-name="P1"><text:span text:style-name="T1">Implement programs for time series data cleaning, loading and handling times series data and pre-processing techniques</text:span></text:p>
      <text:p text:style-name="P1"><text:span text:style-name="T1"/></text:p>
      <text:p text:style-name="P1"><text:span text:style-name="T1">Program:</text:span></text:p>
      <text:p text:style-name="P1"><text:span text:style-name="T2">import pandas as pd</text:span></text:p>
      <text:p text:style-name="P1"><text:span text:style-name="T2">import seaborn as sns</text:span></text:p>
      <text:p text:style-name="P1"><text:span text:style-name="T2">import matplotlib.pyplot as plt</text:span></text:p>
      <text:p text:style-name="P1"><text:span text:style-name="T2">df = pd.read_csv("C:/Users/prave/Downloads/Car Sales.xlsx - car_data.csv/Car Sales.xlsx - car_data.csv")</text:span></text:p>
      <text:p text:style-name="P1"><text:span text:style-name="T2">df.columns = df.columns.str.strip().str.lower() </text:span></text:p>
      <text:p text:style-name="P1"><text:span text:style-name="T2">print("Column Names:", df.columns) </text:span></text:p>
      <text:p text:style-name="P1"><text:span text:style-name="T2">df['date'] = pd.to_datetime(df['date'])<text:s text:c="2"/></text:span></text:p>
      <text:p text:style-name="P1"><text:span text:style-name="T2">sales_per_day = df.groupby('date').size().reset_index(name='sales')</text:span></text:p>
      <text:p text:style-name="P1"><text:span text:style-name="T2">sns.set(style="whitegrid")</text:span></text:p>
      <text:p text:style-name="P1"><text:span text:style-name="T2">plt.figure(figsize=(12, 6))</text:span></text:p>
      <text:p text:style-name="P1"><text:span text:style-name="T2">sns.lineplot(data=sales_per_day, x='date', y='sales', label='Car Sales', color='blue')</text:span></text:p>
      <text:p text:style-name="P1"><text:span text:style-name="T2">plt.xlabel('Date')</text:span></text:p>
      <text:p text:style-name="P1"><text:span text:style-name="T2">plt.ylabel('Number of Cars Sold')</text:span></text:p>
      <text:p text:style-name="P1"><text:span text:style-name="T2">plt.title('Car Sales Over Time')</text:span></text:p>
      <text:p text:style-name="P1"><text:span text:style-name="T2">plt.xticks(rotation=45)</text:span></text:p>
      <text:p text:style-name="P1"><text:span text:style-name="T2">plt.show()</text:span></text:p>
      <text:p text:style-name="P1"><text:span text:style-name="T2"/></text:p>
      <text:p text:style-name="P1"><text:span text:style-name="T2"/></text:p>
      <text:p text:style-name="P1"><text:span text:style-name="T2">Output:</text:span><draw:frame text:anchor-type="as-char" svg:width="146.47mm" svg:height="98.21mm" style:rel-width="scale" style:rel-height="scale"><draw:object-ole xlink:href="OleObj1"/><draw:image xlink:href="ObjectReplacements/OleObj1"/></draw:frame><text:span text:style-name="T2"/></text:p>
      <text:p text:style-name="P2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